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42344632768" calcext:value-type="float">
            <text:p>2.22742</text:p>
          </table:table-cell>
          <table:table-cell office:value-type="float" office:value="2.25622542372881" calcext:value-type="float">
            <text:p>2.25623</text:p>
          </table:table-cell>
          <table:table-cell office:value-type="float" office:value="2.89945898305085" calcext:value-type="float">
            <text:p>2.899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182700564972" calcext:value-type="float">
            <text:p>2.22183</text:p>
          </table:table-cell>
          <table:table-cell office:value-type="float" office:value="2.27749711864407" calcext:value-type="float">
            <text:p>2.2775</text:p>
          </table:table-cell>
          <table:table-cell office:value-type="float" office:value="2.97920854237288" calcext:value-type="float">
            <text:p>2.979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24743502825" calcext:value-type="float">
            <text:p>2.22325</text:p>
          </table:table-cell>
          <table:table-cell office:value-type="float" office:value="2.28193760451977" calcext:value-type="float">
            <text:p>2.28194</text:p>
          </table:table-cell>
          <table:table-cell office:value-type="float" office:value="3.05362481355932" calcext:value-type="float">
            <text:p>3.0536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2369039548" calcext:value-type="float">
            <text:p>2.28024</text:p>
          </table:table-cell>
          <table:table-cell office:value-type="float" office:value="2.18320871186441" calcext:value-type="float">
            <text:p>2.18321</text:p>
          </table:table-cell>
          <table:table-cell office:value-type="float" office:value="2.92102766101695" calcext:value-type="float">
            <text:p>2.921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28466666667" calcext:value-type="float">
            <text:p>2.29328</text:p>
          </table:table-cell>
          <table:table-cell office:value-type="float" office:value="2.16211528813559" calcext:value-type="float">
            <text:p>2.16212</text:p>
          </table:table-cell>
          <table:table-cell office:value-type="float" office:value="2.89618155932203" calcext:value-type="float">
            <text:p>2.8961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84325423729" calcext:value-type="float">
            <text:p>2.28384</text:p>
          </table:table-cell>
          <table:table-cell office:value-type="float" office:value="2.18205116384181" calcext:value-type="float">
            <text:p>2.18205</text:p>
          </table:table-cell>
          <table:table-cell office:value-type="float" office:value="2.91757925423729" calcext:value-type="float">
            <text:p>2.9175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96138983051" calcext:value-type="float">
            <text:p>2.23196</text:p>
          </table:table-cell>
          <table:table-cell office:value-type="float" office:value="2.28639387570621" calcext:value-type="float">
            <text:p>2.28639</text:p>
          </table:table-cell>
          <table:table-cell office:value-type="float" office:value="3.09265803389831" calcext:value-type="float">
            <text:p>3.0926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93555932203" calcext:value-type="float">
            <text:p>2.25494</text:p>
          </table:table-cell>
          <table:table-cell office:value-type="float" office:value="2.24373318644068" calcext:value-type="float">
            <text:p>2.24373</text:p>
          </table:table-cell>
          <table:table-cell office:value-type="float" office:value="2.98230223728814" calcext:value-type="float">
            <text:p>2.982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650384180791" calcext:value-type="float">
            <text:p>2.2465</text:p>
          </table:table-cell>
          <table:table-cell office:value-type="float" office:value="2.26427966101695" calcext:value-type="float">
            <text:p>2.26428</text:p>
          </table:table-cell>
          <table:table-cell office:value-type="float" office:value="3.04790779661017" calcext:value-type="float">
            <text:p>3.047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06209039548" calcext:value-type="float">
            <text:p>2.24306</text:p>
          </table:table-cell>
          <table:table-cell office:value-type="float" office:value="2.27360152542373" calcext:value-type="float">
            <text:p>2.2736</text:p>
          </table:table-cell>
          <table:table-cell office:value-type="float" office:value="3.07083972881356" calcext:value-type="float">
            <text:p>3.0708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60390960452" calcext:value-type="float">
            <text:p>2.2566</text:p>
          </table:table-cell>
          <table:table-cell office:value-type="float" office:value="2.2475473559322" calcext:value-type="float">
            <text:p>2.24755</text:p>
          </table:table-cell>
          <table:table-cell office:value-type="float" office:value="3.0083053559322" calcext:value-type="float">
            <text:p>3.008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75430508475" calcext:value-type="float">
            <text:p>2.28975</text:p>
          </table:table-cell>
          <table:table-cell office:value-type="float" office:value="2.18128888135593" calcext:value-type="float">
            <text:p>2.18129</text:p>
          </table:table-cell>
          <table:table-cell office:value-type="float" office:value="2.90625274576271" calcext:value-type="float">
            <text:p>2.9062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84674576271" calcext:value-type="float">
            <text:p>2.26685</text:p>
          </table:table-cell>
          <table:table-cell office:value-type="float" office:value="2.22857437288136" calcext:value-type="float">
            <text:p>2.22857</text:p>
          </table:table-cell>
          <table:table-cell office:value-type="float" office:value="3.03437450847458" calcext:value-type="float">
            <text:p>3.034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1771299435" calcext:value-type="float">
            <text:p>2.24718</text:p>
          </table:table-cell>
          <table:table-cell office:value-type="float" office:value="2.27143950282486" calcext:value-type="float">
            <text:p>2.27144</text:p>
          </table:table-cell>
          <table:table-cell office:value-type="float" office:value="3.13272515254237" calcext:value-type="float">
            <text:p>3.1327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10232768362" calcext:value-type="float">
            <text:p>2.2531</text:p>
          </table:table-cell>
          <table:table-cell office:value-type="float" office:value="2.26082102824859" calcext:value-type="float">
            <text:p>2.26082</text:p>
          </table:table-cell>
          <table:table-cell office:value-type="float" office:value="3.06318183050847" calcext:value-type="float">
            <text:p>3.0631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5196650847458" calcext:value-type="float">
            <text:p>2.25197</text:p>
          </table:table-cell>
          <table:table-cell office:value-type="float" office:value="2.26503323163842" calcext:value-type="float">
            <text:p>2.26503</text:p>
          </table:table-cell>
          <table:table-cell office:value-type="float" office:value="2.99372596610169" calcext:value-type="float">
            <text:p>2.9937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48320903955" calcext:value-type="float">
            <text:p>2.29148</text:p>
          </table:table-cell>
          <table:table-cell office:value-type="float" office:value="2.18733976271186" calcext:value-type="float">
            <text:p>2.18734</text:p>
          </table:table-cell>
          <table:table-cell office:value-type="float" office:value="3.0160566779661" calcext:value-type="float">
            <text:p>3.016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37157062147" calcext:value-type="float">
            <text:p>2.24737</text:p>
          </table:table-cell>
          <table:table-cell office:value-type="float" office:value="2.27655089265537" calcext:value-type="float">
            <text:p>2.27655</text:p>
          </table:table-cell>
          <table:table-cell office:value-type="float" office:value="2.98746779661017" calcext:value-type="float">
            <text:p>2.9874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23555932203" calcext:value-type="float">
            <text:p>2.23824</text:p>
          </table:table-cell>
          <table:table-cell office:value-type="float" office:value="2.29969906214689" calcext:value-type="float">
            <text:p>2.2997</text:p>
          </table:table-cell>
          <table:table-cell office:value-type="float" office:value="3.10412922033898" calcext:value-type="float">
            <text:p>3.104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111476836158" calcext:value-type="float">
            <text:p>2.30111</text:p>
          </table:table-cell>
          <table:table-cell office:value-type="float" office:value="2.18324945762712" calcext:value-type="float">
            <text:p>2.18325</text:p>
          </table:table-cell>
          <table:table-cell office:value-type="float" office:value="2.95869138983051" calcext:value-type="float">
            <text:p>2.9586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559688135593" calcext:value-type="float">
            <text:p>2.2956</text:p>
          </table:table-cell>
          <table:table-cell office:value-type="float" office:value="2.19845931073446" calcext:value-type="float">
            <text:p>2.19846</text:p>
          </table:table-cell>
          <table:table-cell office:value-type="float" office:value="3.10354562711864" calcext:value-type="float">
            <text:p>3.103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213146892655" calcext:value-type="float">
            <text:p>2.28213</text:p>
          </table:table-cell>
          <table:table-cell office:value-type="float" office:value="2.22577440677966" calcext:value-type="float">
            <text:p>2.22577</text:p>
          </table:table-cell>
          <table:table-cell office:value-type="float" office:value="2.99080244067797" calcext:value-type="float">
            <text:p>2.99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2493220339" calcext:value-type="float">
            <text:p>2.22725</text:p>
          </table:table-cell>
          <table:table-cell office:value-type="float" office:value="2.33681124293785" calcext:value-type="float">
            <text:p>2.33681</text:p>
          </table:table-cell>
          <table:table-cell office:value-type="float" office:value="3.11517179661017" calcext:value-type="float">
            <text:p>3.115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62829378531" calcext:value-type="float">
            <text:p>2.30063</text:p>
          </table:table-cell>
          <table:table-cell office:value-type="float" office:value="2.19744874576271" calcext:value-type="float">
            <text:p>2.19745</text:p>
          </table:table-cell>
          <table:table-cell office:value-type="float" office:value="3.07739376271186" calcext:value-type="float">
            <text:p>3.0773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656272316384" calcext:value-type="float">
            <text:p>2.24656</text:p>
          </table:table-cell>
          <table:table-cell office:value-type="float" office:value="2.30624379661017" calcext:value-type="float">
            <text:p>2.30624</text:p>
          </table:table-cell>
          <table:table-cell office:value-type="float" office:value="3.18282481355932" calcext:value-type="float">
            <text:p>3.1828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47248587571" calcext:value-type="float">
            <text:p>2.23647</text:p>
          </table:table-cell>
          <table:table-cell office:value-type="float" office:value="2.32778355932203" calcext:value-type="float">
            <text:p>2.32778</text:p>
          </table:table-cell>
          <table:table-cell office:value-type="float" office:value="3.25369477966102" calcext:value-type="float">
            <text:p>3.2536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41150282486" calcext:value-type="float">
            <text:p>2.21841</text:p>
          </table:table-cell>
          <table:table-cell office:value-type="float" office:value="2.36628511864407" calcext:value-type="float">
            <text:p>2.36629</text:p>
          </table:table-cell>
          <table:table-cell office:value-type="float" office:value="3.19626196610169" calcext:value-type="float">
            <text:p>3.196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82502824859" calcext:value-type="float">
            <text:p>2.25083</text:p>
          </table:table-cell>
          <table:table-cell office:value-type="float" office:value="2.30855497175141" calcext:value-type="float">
            <text:p>2.30855</text:p>
          </table:table-cell>
          <table:table-cell office:value-type="float" office:value="3.24488013559322" calcext:value-type="float">
            <text:p>3.2448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365654237288" calcext:value-type="float">
            <text:p>2.30366</text:p>
          </table:table-cell>
          <table:table-cell office:value-type="float" office:value="2.20399298305085" calcext:value-type="float">
            <text:p>2.20399</text:p>
          </table:table-cell>
          <table:table-cell office:value-type="float" office:value="3.1315826440678" calcext:value-type="float">
            <text:p>3.1315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09400338983" calcext:value-type="float">
            <text:p>2.29094</text:p>
          </table:table-cell>
          <table:table-cell office:value-type="float" office:value="2.2577484519774" calcext:value-type="float">
            <text:p>2.25775</text:p>
          </table:table-cell>
          <table:table-cell office:value-type="float" office:value="3.17618779661017" calcext:value-type="float">
            <text:p>3.1761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22027118644" calcext:value-type="float">
            <text:p>2.24322</text:p>
          </table:table-cell>
          <table:table-cell office:value-type="float" office:value="2.21803552542373" calcext:value-type="float">
            <text:p>2.21804</text:p>
          </table:table-cell>
          <table:table-cell office:value-type="float" office:value="2.76420284745763" calcext:value-type="float">
            <text:p>2.764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291835028249" calcext:value-type="float">
            <text:p>2.32292</text:p>
          </table:table-cell>
          <table:table-cell office:value-type="float" office:value="2.16600699435028" calcext:value-type="float">
            <text:p>2.16601</text:p>
          </table:table-cell>
          <table:table-cell office:value-type="float" office:value="2.98958955932203" calcext:value-type="float">
            <text:p>2.9895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65079096045" calcext:value-type="float">
            <text:p>2.22965</text:p>
          </table:table-cell>
          <table:table-cell office:value-type="float" office:value="2.23402994350282" calcext:value-type="float">
            <text:p>2.23403</text:p>
          </table:table-cell>
          <table:table-cell office:value-type="float" office:value="2.86777410169492" calcext:value-type="float">
            <text:p>2.867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99104519774" calcext:value-type="float">
            <text:p>2.30991</text:p>
          </table:table-cell>
          <table:table-cell office:value-type="float" office:value="2.18447536723164" calcext:value-type="float">
            <text:p>2.18448</text:p>
          </table:table-cell>
          <table:table-cell office:value-type="float" office:value="2.97312311864407" calcext:value-type="float">
            <text:p>2.973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4624180791" calcext:value-type="float">
            <text:p>2.25846</text:p>
          </table:table-cell>
          <table:table-cell office:value-type="float" office:value="2.21031021468927" calcext:value-type="float">
            <text:p>2.21031</text:p>
          </table:table-cell>
          <table:table-cell office:value-type="float" office:value="2.82970481355932" calcext:value-type="float">
            <text:p>2.829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8449039548" calcext:value-type="float">
            <text:p>2.26284</text:p>
          </table:table-cell>
          <table:table-cell office:value-type="float" office:value="2.21979151412429" calcext:value-type="float">
            <text:p>2.21979</text:p>
          </table:table-cell>
          <table:table-cell office:value-type="float" office:value="2.83154820338983" calcext:value-type="float">
            <text:p>2.831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890518644068" calcext:value-type="float">
            <text:p>2.30891</text:p>
          </table:table-cell>
          <table:table-cell office:value-type="float" office:value="2.18335038418079" calcext:value-type="float">
            <text:p>2.18335</text:p>
          </table:table-cell>
          <table:table-cell office:value-type="float" office:value="3.02978291525424" calcext:value-type="float">
            <text:p>3.029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785815819209" calcext:value-type="float">
            <text:p>2.23786</text:p>
          </table:table-cell>
          <table:table-cell office:value-type="float" office:value="2.27762708474576" calcext:value-type="float">
            <text:p>2.27763</text:p>
          </table:table-cell>
          <table:table-cell office:value-type="float" office:value="2.98792379661017" calcext:value-type="float">
            <text:p>2.9879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16337853107" calcext:value-type="float">
            <text:p>2.23316</text:p>
          </table:table-cell>
          <table:table-cell office:value-type="float" office:value="2.25140416949152" calcext:value-type="float">
            <text:p>2.2514</text:p>
          </table:table-cell>
          <table:table-cell office:value-type="float" office:value="2.97576637288136" calcext:value-type="float">
            <text:p>2.975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638668926554" calcext:value-type="float">
            <text:p>2.25639</text:p>
          </table:table-cell>
          <table:table-cell office:value-type="float" office:value="2.25500561581921" calcext:value-type="float">
            <text:p>2.25501</text:p>
          </table:table-cell>
          <table:table-cell office:value-type="float" office:value="2.97895606779661" calcext:value-type="float">
            <text:p>2.978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81120903955" calcext:value-type="float">
            <text:p>2.24081</text:p>
          </table:table-cell>
          <table:table-cell office:value-type="float" office:value="2.28797934463277" calcext:value-type="float">
            <text:p>2.28798</text:p>
          </table:table-cell>
          <table:table-cell office:value-type="float" office:value="3.01002033898305" calcext:value-type="float">
            <text:p>3.010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41962711864" calcext:value-type="float">
            <text:p>2.25642</text:p>
          </table:table-cell>
          <table:table-cell office:value-type="float" office:value="2.24688764971751" calcext:value-type="float">
            <text:p>2.24689</text:p>
          </table:table-cell>
          <table:table-cell office:value-type="float" office:value="3.01764433898305" calcext:value-type="float">
            <text:p>3.017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44297175141" calcext:value-type="float">
            <text:p>2.25644</text:p>
          </table:table-cell>
          <table:table-cell office:value-type="float" office:value="2.26558805649717" calcext:value-type="float">
            <text:p>2.26559</text:p>
          </table:table-cell>
          <table:table-cell office:value-type="float" office:value="3.00278576271186" calcext:value-type="float">
            <text:p>3.0027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75650847458" calcext:value-type="float">
            <text:p>2.24976</text:p>
          </table:table-cell>
          <table:table-cell office:value-type="float" office:value="2.265206" calcext:value-type="float">
            <text:p>2.26521</text:p>
          </table:table-cell>
          <table:table-cell office:value-type="float" office:value="3.05959810169492" calcext:value-type="float">
            <text:p>3.05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4414689266" calcext:value-type="float">
            <text:p>2.25234</text:p>
          </table:table-cell>
          <table:table-cell office:value-type="float" office:value="2.26839250847458" calcext:value-type="float">
            <text:p>2.26839</text:p>
          </table:table-cell>
          <table:table-cell office:value-type="float" office:value="3.03118589830509" calcext:value-type="float">
            <text:p>3.0311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64161581921" calcext:value-type="float">
            <text:p>2.25564</text:p>
          </table:table-cell>
          <table:table-cell office:value-type="float" office:value="2.27101268926554" calcext:value-type="float">
            <text:p>2.27101</text:p>
          </table:table-cell>
          <table:table-cell office:value-type="float" office:value="3.07182833898305" calcext:value-type="float">
            <text:p>3.071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79728813559" calcext:value-type="float">
            <text:p>2.3018</text:p>
          </table:table-cell>
          <table:table-cell office:value-type="float" office:value="2.18749497175141" calcext:value-type="float">
            <text:p>2.18749</text:p>
          </table:table-cell>
          <table:table-cell office:value-type="float" office:value="3.00343430508475" calcext:value-type="float">
            <text:p>3.0034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851326553672" calcext:value-type="float">
            <text:p>2.31851</text:p>
          </table:table-cell>
          <table:table-cell office:value-type="float" office:value="2.16807128813559" calcext:value-type="float">
            <text:p>2.16807</text:p>
          </table:table-cell>
          <table:table-cell office:value-type="float" office:value="2.97283294915254" calcext:value-type="float">
            <text:p>2.972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0146694915254" calcext:value-type="float">
            <text:p>2.20147</text:p>
          </table:table-cell>
          <table:table-cell office:value-type="float" office:value="2.30172056497175" calcext:value-type="float">
            <text:p>2.30172</text:p>
          </table:table-cell>
          <table:table-cell office:value-type="float" office:value="3.01394711864407" calcext:value-type="float">
            <text:p>3.013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27630508475" calcext:value-type="float">
            <text:p>2.23228</text:p>
          </table:table-cell>
          <table:table-cell office:value-type="float" office:value="2.29986901694915" calcext:value-type="float">
            <text:p>2.29987</text:p>
          </table:table-cell>
          <table:table-cell office:value-type="float" office:value="3.02015105084746" calcext:value-type="float">
            <text:p>3.020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68089265537" calcext:value-type="float">
            <text:p>2.20568</text:p>
          </table:table-cell>
          <table:table-cell office:value-type="float" office:value="2.33286162711864" calcext:value-type="float">
            <text:p>2.33286</text:p>
          </table:table-cell>
          <table:table-cell office:value-type="float" office:value="3.21023850847458" calcext:value-type="float">
            <text:p>3.2102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684216949153" calcext:value-type="float">
            <text:p>2.25684</text:p>
          </table:table-cell>
          <table:table-cell office:value-type="float" office:value="2.29830510734463" calcext:value-type="float">
            <text:p>2.29831</text:p>
          </table:table-cell>
          <table:table-cell office:value-type="float" office:value="3.12023538983051" calcext:value-type="float">
            <text:p>3.1202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99962711864" calcext:value-type="float">
            <text:p>2.235</text:p>
          </table:table-cell>
          <table:table-cell office:value-type="float" office:value="2.33647002259887" calcext:value-type="float">
            <text:p>2.33647</text:p>
          </table:table-cell>
          <table:table-cell office:value-type="float" office:value="3.16896515254237" calcext:value-type="float">
            <text:p>3.1689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303172881356" calcext:value-type="float">
            <text:p>2.30303</text:p>
          </table:table-cell>
          <table:table-cell office:value-type="float" office:value="2.19244783050847" calcext:value-type="float">
            <text:p>2.19245</text:p>
          </table:table-cell>
          <table:table-cell office:value-type="float" office:value="3.04861423728814" calcext:value-type="float">
            <text:p>3.0486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825631638418" calcext:value-type="float">
            <text:p>2.25826</text:p>
          </table:table-cell>
          <table:table-cell office:value-type="float" office:value="2.28428705084746" calcext:value-type="float">
            <text:p>2.28429</text:p>
          </table:table-cell>
          <table:table-cell office:value-type="float" office:value="3.16307118644068" calcext:value-type="float">
            <text:p>3.163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125074576271" calcext:value-type="float">
            <text:p>2.21125</text:p>
          </table:table-cell>
          <table:table-cell office:value-type="float" office:value="2.36964763841808" calcext:value-type="float">
            <text:p>2.36965</text:p>
          </table:table-cell>
          <table:table-cell office:value-type="float" office:value="3.37267661016949" calcext:value-type="float">
            <text:p>3.372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85333333333" calcext:value-type="float">
            <text:p>2.25985</text:p>
          </table:table-cell>
          <table:table-cell office:value-type="float" office:value="2.30506485875706" calcext:value-type="float">
            <text:p>2.30506</text:p>
          </table:table-cell>
          <table:table-cell office:value-type="float" office:value="3.18655633898305" calcext:value-type="float">
            <text:p>3.1865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311427118644" calcext:value-type="float">
            <text:p>2.26311</text:p>
          </table:table-cell>
          <table:table-cell office:value-type="float" office:value="2.29114703954802" calcext:value-type="float">
            <text:p>2.29115</text:p>
          </table:table-cell>
          <table:table-cell office:value-type="float" office:value="3.22643945762712" calcext:value-type="float">
            <text:p>3.226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58644067797" calcext:value-type="float">
            <text:p>2.21759</text:p>
          </table:table-cell>
          <table:table-cell office:value-type="float" office:value="2.35930175141243" calcext:value-type="float">
            <text:p>2.3593</text:p>
          </table:table-cell>
          <table:table-cell office:value-type="float" office:value="3.17226494915254" calcext:value-type="float">
            <text:p>3.172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989984519774" calcext:value-type="float">
            <text:p>2.199</text:p>
          </table:table-cell>
          <table:table-cell office:value-type="float" office:value="2.36737884745763" calcext:value-type="float">
            <text:p>2.36738</text:p>
          </table:table-cell>
          <table:table-cell office:value-type="float" office:value="3.29551620338983" calcext:value-type="float">
            <text:p>3.2955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3" calcext:value-type="float">
            <text:p>3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2" calcext:value-type="float">
            <text:p>2</text:p>
          </table:table-cell>
          <table:table-cell table:formula="of:=SUM([.E56:.E60])" office:value-type="float" office:value="2" calcext:value-type="float">
            <text:p>2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4" calcext:value-type="float">
            <text:p>4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3" calcext:value-type="float">
            <text:p>3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2" calcext:value-type="float">
            <text:p>2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1" calcext:value-type="float">
            <text:p>1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3" calcext:value-type="float">
            <text:p>3</text:p>
          </table:table-cell>
          <table:table-cell table:formula="of:=SUM([.S56:.S60])" office:value-type="float" office:value="2" calcext:value-type="float">
            <text:p>2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1" calcext:value-type="float">
            <text:p>1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4" calcext:value-type="float">
            <text:p>4</text:p>
          </table:table-cell>
          <table:table-cell table:formula="of:=SUM([.Z56:.Z60])" office:value-type="float" office:value="4" calcext:value-type="float">
            <text:p>4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4" calcext:value-type="float">
            <text:p>4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3" calcext:value-type="float">
            <text:p>3</text:p>
          </table:table-cell>
          <table:table-cell table:formula="of:=SUM([.AG56:.AG60])" office:value-type="float" office:value="1" calcext:value-type="float">
            <text:p>1</text:p>
          </table:table-cell>
          <table:table-cell table:formula="of:=SUM([.AH56:.AH60])" office:value-type="float" office:value="4" calcext:value-type="float">
            <text:p>4</text:p>
          </table:table-cell>
          <table:table-cell table:formula="of:=SUM([.AI56:.AI60])" office:value-type="float" office:value="3" calcext:value-type="float">
            <text:p>3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4" calcext:value-type="float">
            <text:p>4</text:p>
          </table:table-cell>
          <table:table-cell table:formula="of:=SUM([.AQ56:.AQ60])" office:value-type="float" office:value="3" calcext:value-type="float">
            <text:p>3</text:p>
          </table:table-cell>
          <table:table-cell table:formula="of:=SUM([.AR56:.AR60])" office:value-type="float" office:value="4" calcext:value-type="float">
            <text:p>4</text:p>
          </table:table-cell>
          <table:table-cell table:formula="of:=SUM([.AS56:.AS60])" office:value-type="float" office:value="0" calcext:value-type="float">
            <text:p>0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1" calcext:value-type="float">
            <text:p>1</text:p>
          </table:table-cell>
          <table:table-cell table:formula="of:=SUM([.AX56:.AX60])" office:value-type="float" office:value="1" calcext:value-type="float">
            <text:p>1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4" calcext:value-type="float">
            <text:p>4</text:p>
          </table:table-cell>
          <table:table-cell table:formula="of:=SUM([.BA56:.BA60])" office:value-type="float" office:value="3" calcext:value-type="float">
            <text:p>3</text:p>
          </table:table-cell>
          <table:table-cell table:formula="of:=SUM([.BB56:.BB60])" office:value-type="float" office:value="4" calcext:value-type="float">
            <text:p>4</text:p>
          </table:table-cell>
          <table:table-cell table:formula="of:=SUM([.BC56:.BC60])" office:value-type="float" office:value="3" calcext:value-type="float">
            <text:p>3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3" calcext:value-type="float">
            <text:p>3</text:p>
          </table:table-cell>
          <table:table-cell table:formula="of:=SUM([.BG56:.BG60])" office:value-type="float" office:value="1" calcext:value-type="float">
            <text:p>1</text:p>
          </table:table-cell>
          <table:table-cell table:formula="of:=SUM([.BH56:.BH60])" office:value-type="float" office:value="4" calcext:value-type="float">
            <text:p>4</text:p>
          </table:table-cell>
          <table:table-cell table:formula="of:=SUM([.BI56:.BI60])" office:value-type="float" office:value="4" calcext:value-type="float">
            <text:p>4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1" calcext:value-type="float">
            <text:p>1</text:p>
          </table:table-cell>
          <table:table-cell table:formula="of:=SUM([.BL56:.BL60])" office:value-type="float" office:value="4" calcext:value-type="float">
            <text:p>4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4" calcext:value-type="float">
            <text:p>4</text:p>
          </table:table-cell>
          <table:table-cell table:formula="of:=SUM([.BP56:.BP60])" office:value-type="float" office:value="4" calcext:value-type="float">
            <text:p>4</text:p>
          </table:table-cell>
          <table:table-cell table:formula="of:=SUM([.BQ56:.BQ60])" office:value-type="float" office:value="2" calcext:value-type="float">
            <text:p>2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4"/>
          <table:table-cell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4:16.529039086</dc:date>
    <meta:document-statistic meta:table-count="1" meta:cell-count="4571" meta:object-count="0"/>
    <meta:generator>LibreOffice/4.2.8.2$Linux_X86_64 LibreOffice_project/420m0$Build-2</meta:generator>
  </office:meta>
</office:document-meta>
</file>